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y -12</text:p>
      <text:p text:style-name="Standard"/>
      <text:p text:style-name="Standard">News of two unexplained deaths in the north. Nobody knows what happened.</text:p>
      <text:p text:style-name="Standard"/>
      <text:p text:style-name="Standard"/>
      <text:p text:style-name="Standard">Day -11</text:p>
      <text:p text:style-name="Standard"/>
      <text:p text:style-name="Standard">Five more deaths. Corpses have some internal organs liquefied. Doctors think its either a bacteria or a virus, probably from food. Source is unknown.</text:p>
      <text:p text:style-name="Standard"/>
      <text:p text:style-name="Standard"/>
      <text:p text:style-name="Standard">Day -10</text:p>
      <text:p text:style-name="Standard"/>
      <text:p text:style-name="Standard">First patient arrives to the hospital still alive. Doctors rule out bacteria, its definitely a virus.</text:p>
      <text:p text:style-name="Standard">Patient had elevated body temperature, strong fever. Showed no emotions and was unresponsive.</text:p>
      <text:p text:style-name="Standard">Didn't react to light or sounds. Died approximately 2 hours after admission.</text:p>
      <text:p text:style-name="Standard"/>
      <text:p text:style-name="Standard"/>
      <text:p text:style-name="Standard">Day -8</text:p>
      <text:p text:style-name="Standard"/>
      <text:p text:style-name="Standard">Another patient was admitted on an earlier stage of the disease. The patient showed severe and progressing spasms and convulsions which got more and more and violent. The patient had to be restrained. Psychologically the patient was very anxious and agitated, had several panic attacks and hallucinations. The convulsions stopped suddenly about 1 hour after admission. The patient stopped being responsive. Died about three hours later.</text:p>
      <text:p text:style-name="Standard"/>
      <text:p text:style-name="Standard"/>
      <text:p text:style-name="Standard">Day -7</text:p>
      <text:p text:style-name="Standard"/>
      <text:p text:style-name="Standard">12 more deaths since the last count. Doctors think this is a more aggressive form of Rabies affecting humans from the tissues they collected from the last patient. They started adapting a vaccine <text:s/>and one must be ready in a couple of days.</text:p>
      <text:p text:style-name="Standard"/>
      <text:p text:style-name="Standard">Day -3</text:p>
      <text:p text:style-name="Standard"/>
      <text:p text:style-name="Standard">The vaccine is ready. We're gave it to all the medical and police staff in the affected areas and also to the families of the deceased patients. We also gave to two dozen contaminated patients but they didn't survive. Maybe it was already to late for them.</text:p>
      <text:p text:style-name="Standard"/>
      <text:p text:style-name="Standard">Day -2</text:p>
      <text:p text:style-name="Standard"/>
      <text:p text:style-name="Standard">People keep getting infected. We have strange reports from one of the hospitals where we gave out vaccines. Something about the corpses in the morgue. In another hospital one of the patients <text:s/>apparently wasn't dead when they pronounced it. They found him upside down on the morgue. Unfortunate.</text:p>
      <text:p text:style-name="Standard"/>
      <text:p text:style-name="Standard">Day -1</text:p>
      <text:p text:style-name="Standard"/>
      <text:p text:style-name="Standard">We now know what happened. Somehow the vaccine made the virus more resistant to the antibodies. <text:soft-page-break/>The patients died but the virus didn't. It kept living inside the body and somehow it took over. We have 3 reports of bitten nurses which also had taken the vaccine. We don't know what to do. We put them in quarantine.</text:p>
      <text:p text:style-name="Standard"/>
      <text:p text:style-name="Standard">Day -1</text:p>
      <text:p text:style-name="Standard"/>
      <text:p text:style-name="Standard">Some of the police and medical staff got infected with the disease. We have reports of several people getting bitten. The virus has mutated completely, the newly bitten now carry this new stripe of t</text:p>
      <text:p text:style-name="Standard"/>
      <text:p text:style-name="Standard"/>
      <text:p text:style-name="Standard">Day 0</text:p>
      <text:p text:style-name="Standard"/>
      <text:p text:style-name="Standard">The upside down patient was definitely not dead. The vaccine made some reaction with the <text:bookmark-start text:name="__DdeLink__0_2111273983"/>antibodies<text:bookmark-end text:name="__DdeLink__0_2111273983"/> and he bit one of the nurses. She was contaminated with the original disease, but died in under 30 minutes. We made it faster and more aggressive. We had lock the morgue. Other hospitals can't find the corpses. The news of the incident got ou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asco </meta:initial-creator>
    <meta:creation-date>2011-10-22T19:29:13</meta:creation-date>
    <dc:date>2011-10-24T21:35:45</dc:date>
    <dc:creator>vasco </dc:creator>
    <meta:editing-duration>PT6H47M34S</meta:editing-duration>
    <meta:editing-cycles>2</meta:editing-cycles>
    <meta:generator>LibreOffice/3.3$Linux LibreOffice_project/330m19$Build-401</meta:generator>
    <meta:document-statistic meta:table-count="0" meta:image-count="0" meta:object-count="0" meta:page-count="2" meta:paragraph-count="22" meta:word-count="455" meta:character-count="2636"/>
  </office:meta>
</office:document-meta>
</file>